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e0a10" officeooo:paragraph-rsid="001e0a10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officeooo:rsid="001e0a10" officeooo:paragraph-rsid="001e0a10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e0a10" officeooo:paragraph-rsid="001e0a10" style:font-size-asian="10.5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officeooo:rsid="001e0a10" officeooo:paragraph-rsid="001e0a10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officeooo:rsid="001e0a10" officeooo:paragraph-rsid="001e0a10"/>
    </style:style>
    <style:style style:name="P6" style:family="paragraph" style:parent-style-name="Standard">
      <style:paragraph-properties fo:text-align="start" style:justify-single-word="false"/>
      <style:text-properties officeooo:rsid="001ef848" officeooo:paragraph-rsid="001ef848"/>
    </style:style>
    <style:style style:name="P7" style:family="paragraph" style:parent-style-name="Standard" style:list-style-name="L2">
      <style:paragraph-properties fo:text-align="start" style:justify-single-word="false"/>
      <style:text-properties fo:font-weight="normal" officeooo:rsid="001ef848" officeooo:paragraph-rsid="001ef84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ef848" officeooo:paragraph-rsid="001ef848" style:font-size-asian="10.5pt" style:font-weight-asian="bold" style:font-size-complex="12pt" style:font-weight-complex="bold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2pt" officeooo:rsid="001ef848" officeooo:paragraph-rsid="001ef848" style:font-size-asian="10.5pt" style:font-size-complex="12pt"/>
    </style:style>
    <style:style style:name="P10" style:family="paragraph" style:parent-style-name="Standard" style:list-style-name="L3">
      <style:paragraph-properties fo:text-align="start" style:justify-single-word="false"/>
      <style:text-properties officeooo:rsid="001ef848" officeooo:paragraph-rsid="001ef848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2pt" fo:font-weight="bold" officeooo:rsid="00220ca5" officeooo:paragraph-rsid="00220ca5" style:font-size-asian="10.5pt" style:font-weight-asian="bold" style:font-size-complex="12pt" style:font-weight-complex="bold"/>
    </style:style>
    <style:style style:name="P12" style:family="paragraph" style:parent-style-name="Standard" style:list-style-name="L4">
      <style:paragraph-properties fo:text-align="start" style:justify-single-word="false"/>
      <style:text-properties fo:font-size="12pt" fo:font-weight="normal" officeooo:rsid="001ef848" officeooo:paragraph-rsid="001ef848" style:font-size-asian="10.5pt" style:font-weight-asian="normal" style:font-size-complex="12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2pt" fo:font-weight="normal" officeooo:rsid="00201023" officeooo:paragraph-rsid="00201023" style:font-size-asian="10.5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2pt" fo:font-weight="bold" officeooo:rsid="00201023" officeooo:paragraph-rsid="00201023" style:font-size-asian="10.5pt" style:font-weight-asian="bold" style:font-size-complex="12pt" style:font-weight-complex="bold"/>
    </style:style>
    <style:style style:name="P15" style:family="paragraph" style:parent-style-name="Standard" style:list-style-name="L4">
      <style:paragraph-properties fo:text-align="start" style:justify-single-word="false"/>
      <style:text-properties fo:font-weight="normal" officeooo:rsid="00201023" officeooo:paragraph-rsid="0022fdc8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ef848" officeooo:paragraph-rsid="001ef848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rsid="001ef848" officeooo:paragraph-rsid="00220ca5"/>
    </style:style>
    <style:style style:name="P18" style:family="paragraph" style:parent-style-name="Standard" style:list-style-name="L5">
      <style:paragraph-properties fo:text-align="start" style:justify-single-word="false"/>
      <style:text-properties fo:font-weight="normal" officeooo:rsid="0020f02f" officeooo:paragraph-rsid="0022fdc8" style:font-weight-asian="normal" style:font-weight-complex="normal"/>
    </style:style>
    <style:style style:name="T1" style:family="text">
      <style:text-properties officeooo:rsid="00293d60"/>
    </style:style>
    <style:style style:name="T2" style:family="text">
      <style:text-properties officeooo:rsid="0027d66e"/>
    </style:style>
    <style:style style:name="T3" style:family="text">
      <style:text-properties officeooo:rsid="00220ca5"/>
    </style:style>
    <style:style style:name="T4" style:family="text">
      <style:text-properties officeooo:rsid="00236729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fo:font-weight="bold" style:font-size-asian="10.5pt" style:font-weight-asian="bold" style:font-size-complex="12pt" style:font-weight-complex="bold"/>
    </style:style>
    <style:style style:name="T7" style:family="text">
      <style:text-properties fo:font-size="12pt" fo:font-weight="bold" officeooo:rsid="00280e5c" style:font-size-asian="10.5pt" style:font-weight-asian="bold" style:font-size-complex="12pt" style:font-weight-complex="bold"/>
    </style:style>
    <style:style style:name="T8" style:family="text">
      <style:text-properties fo:font-size="12pt" fo:font-weight="bold" officeooo:rsid="0022fdc8" style:font-size-asian="10.5pt" style:font-weight-asian="bold" style:font-size-complex="12pt" style:font-weight-complex="bold"/>
    </style:style>
    <style:style style:name="T9" style:family="text">
      <style:text-properties fo:font-size="12pt" fo:font-weight="bold" officeooo:rsid="00293d60" style:font-size-asian="10.5pt" style:font-weight-asian="bold" style:font-size-complex="12pt" style:font-weight-complex="bold"/>
    </style:style>
    <style:style style:name="T10" style:family="text">
      <style:text-properties fo:font-size="12pt" fo:font-weight="bold" officeooo:rsid="0020f02f" style:font-size-asian="10.5pt" style:font-weight-asian="bold" style:font-size-complex="12pt" style:font-weight-complex="bold"/>
    </style:style>
    <style:style style:name="T11" style:family="text">
      <style:text-properties fo:font-size="12pt" fo:font-weight="bold" officeooo:rsid="00201023" style:font-size-asian="10.5pt" style:font-weight-asian="bold" style:font-size-complex="12pt" style:font-weight-complex="bold"/>
    </style:style>
    <style:style style:name="T12" style:family="text">
      <style:text-properties fo:font-size="12pt" officeooo:rsid="0022fdc8" style:font-size-asian="10.5pt" style:font-size-complex="12pt"/>
    </style:style>
    <style:style style:name="T13" style:family="text">
      <style:text-properties fo:font-size="12pt" officeooo:rsid="00220ca5" style:font-size-asian="10.5pt" style:font-size-complex="12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gusto Pinto Meine – Ciência da Computação – Universidade Franciscana</text:p>
      <text:p text:style-name="P1">TFG II - Orientações Sobre o Produto - <text:span text:style-name="T1">21/11/2024</text:span></text:p>
      <text:p text:style-name="P2"/>
      <text:p text:style-name="P3">Passo 1) Instalação das tecnologias <text:span text:style-name="T2">e suas respectivas versões, </text:span>necessárias <text:span text:style-name="T2">para execução da aplicação</text:span> n<text:span text:style-name="T3">a m</text:span><text:span text:style-name="T4">á</text:span><text:span text:style-name="T3">quina</text:span> local.</text:p>
      <text:list text:style-name="L1">
        <text:list-item>
          <text:p text:style-name="P4">Mysql: 8.0.39.0</text:p>
        </text:list-item>
        <text:list-item>
          <text:p text:style-name="P4">Java: 21.0.4</text:p>
        </text:list-item>
        <text:list-item>
          <text:p text:style-name="P4">Apache Maven: 3.9.9</text:p>
        </text:list-item>
        <text:list-item>
          <text:p text:style-name="P4">Node JS: 20.18.0</text:p>
        </text:list-item>
        <text:list-item>
          <text:p text:style-name="P4">Npm: 10.8.2</text:p>
        </text:list-item>
        <text:list-item>
          <text:p text:style-name="P4">Angular CLI: 18.2.8</text:p>
        </text:list-item>
      </text:list>
      <text:p text:style-name="P5"><text:span text:style-name="T5"/></text:p>
      <text:p text:style-name="P6"><text:span text:style-name="T6">Passo 2) Baixe o repositório </text:span><text:span text:style-name="T7">d</text:span><text:span text:style-name="T6">o github.</text:span></text:p>
      <text:list text:style-name="L2">
        <text:list-item>
          <text:p text:style-name="P7"><text:a xlink:type="simple" xlink:href="https://github.com/AugustoMeine/TFG_Pets" text:style-name="Internet_20_link" text:visited-style-name="Visited_20_Internet_20_Link"><text:span text:style-name="T5">https://github.com/AugustoMeine/TFG_Pets</text:span></text:a></text:p>
        </text:list-item>
      </text:list>
      <text:p text:style-name="P5"><text:span text:style-name="T5"/></text:p>
      <text:p text:style-name="P8">Passo <text:span text:style-name="T1">3</text:span>) Iniciar o front-end (angular)</text:p>
      <text:list text:style-name="L3">
        <text:list-item>
          <text:p text:style-name="P9">Abra o terminal do sistema operacional e entre no diretório do git que foi clonado, posteriormente acesse o diretório “...\TFG_Pets\frontend\pets”.</text:p>
        </text:list-item>
        <text:list-item>
          <text:p text:style-name="P9">Execute o seguinte comando no terminal: npm install.</text:p>
        </text:list-item>
        <text:list-item>
          <text:p text:style-name="P9">Execute o seguinte comando no terminal: ng serve</text:p>
        </text:list-item>
        <text:list-item>
          <text:p text:style-name="P10"><text:span text:style-name="T5">Para visualizar a página, entre no navegador web e entre no seguinte link: </text:span><text:a xlink:type="simple" xlink:href="http://localhost:4200/" text:style-name="Internet_20_link" text:visited-style-name="Visited_20_Internet_20_Link"><text:span text:style-name="T5">http://localhost:4200/</text:span></text:a><text:span text:style-name="T5"> </text:span></text:p>
        </text:list-item>
        <text:list-item>
          <text:p text:style-name="P11">Observação: Ainda será necessário iniciar o banco de dados e o serviço do back-end para poder logar e acessar as funcionalidades.</text:p>
        </text:list-item>
      </text:list>
      <text:p text:style-name="P6"><text:span text:style-name="T5"/></text:p>
      <text:p text:style-name="P8">Passo <text:span text:style-name="T1">4</text:span>) Iniciar o banco de dados (Mysql).</text:p>
      <text:list text:style-name="L4">
        <text:list-item>
          <text:p text:style-name="P12">Após instalar o banco de dados na versão notificada, abra o terminal e entre no gerenciador do banco de dados digitando o seguinte comando e posteriormente a senha salva na instalação: mysql -u root -p</text:p>
        </text:list-item>
        <text:list-item>
          <text:p text:style-name="P13">Após a conexão com o banco de dados, siga com a sequência de intruções abaixo:</text:p>
          <text:list>
            <text:list-item>
              <text:p text:style-name="P14">CREATE DATABASE PETS;</text:p>
            </text:list-item>
            <text:list-item>
              <text:p text:style-name="P14">USE PETS;</text:p>
            </text:list-item>
            <text:list-item>
              <text:p text:style-name="P14">CREATE USER 'pets'@'localhost' IDENTIFIED BY 'pets';</text:p>
            </text:list-item>
            <text:list-item>
              <text:p text:style-name="P14">GRANT ALL PRIVILEGES ON PETS.* TO 'pets'@'localhost';</text:p>
            </text:list-item>
            <text:list-item>
              <text:p text:style-name="P14">FLUSH PRIVILEGES;</text:p>
            </text:list-item>
          </text:list>
        </text:list-item>
        <text:list-item>
          <text:p text:style-name="P15"><text:span text:style-name="T5">Após a criação do usuário será necessário criar as tabelas, para realizar a criação digite o seguinte comando: </text:span><text:span text:style-name="T6">SOURCE {incluir_o_caminho_do_</text:span><text:span text:style-name="T8">repositório</text:span><text:span text:style-name="T6">}\TFG_Pets\Banco De Dados\Banco.sql</text:span></text:p>
        </text:list-item>
      </text:list>
      <text:p text:style-name="P16"><text:span text:style-name="T5"/></text:p>
      <text:p text:style-name="P17"><text:span text:style-name="T6">Passo </text:span><text:span text:style-name="T9">5</text:span><text:span text:style-name="T6">) Iniciar o </text:span><text:span text:style-name="T10">back-end</text:span><text:span text:style-name="T6"> (</text:span><text:span text:style-name="T10">Spring boot</text:span><text:span text:style-name="T6">).</text:span></text:p>
      <text:list text:style-name="L5">
        <text:list-item>
          <text:p text:style-name="P18"><text:span text:style-name="T5">Para iniciar o back-end será necessário entrar no diretório </text:span><text:span text:style-name="T11">{incluir_o_caminho_do_</text:span><text:span text:style-name="T8">repositório</text:span><text:span text:style-name="T11">}\</text:span><text:span text:style-name="T6">TFG_Pets\backend\pets</text:span></text:p>
        </text:list-item>
        <text:list-item>
          <text:p text:style-name="P18"><text:span text:style-name="T12">P</text:span><text:span text:style-name="T5">osteriormente executar o seguinte comando </text:span><text:span text:style-name="T12">no terminal</text:span><text:span text:style-name="T5">: </text:span><text:span text:style-name="T13">mvn spring-boo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1T15:43:07.353000000</meta:creation-date>
    <meta:generator>LibreOffice/24.8.3.2$Windows_X86_64 LibreOffice_project/48a6bac9e7e268aeb4c3483fcf825c94556d9f92</meta:generator>
    <dc:date>2024-11-21T19:51:26.381000000</dc:date>
    <meta:editing-duration>PT47M55S</meta:editing-duration>
    <meta:editing-cycles>9</meta:editing-cycles>
    <meta:document-statistic meta:table-count="0" meta:image-count="0" meta:object-count="0" meta:page-count="1" meta:paragraph-count="29" meta:word-count="282" meta:character-count="1858" meta:non-whitespace-character-count="1624"/>
  </office:meta>
</office:document-meta>
</file>